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ration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rationDV.dateToString( DateTimeData dat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urationDV.compareResults( short resultA , short resultB , boolean stric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urationDV.compareDates( DateTimeData date1 , DateTimeData date2 , boolean stri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urationDV.parseSecond( String buffer , int start , int e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urationDV.addDuration( DateTimeData date , DateTimeData addto , DateTimeData d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urationDV.getDuration( DateTimeData dat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urationDV.parse( String str , int durationType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51">
            <text:p text:style-name="Table_20_Contents">51</text:p>
          </table:table-cell>
          <table:table-cell office:value-type="float" office:value="84">
            <text:p text:style-name="Table_20_Contents">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